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511c"/>
    </style:style>
    <style:style style:name="P2" style:family="paragraph" style:parent-style-name="Standard">
      <style:text-properties officeooo:rsid="000b511c" officeooo:paragraph-rsid="000b511c"/>
    </style:style>
    <style:style style:name="T1" style:family="text">
      <style:text-properties officeooo:rsid="000b5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kb-cli account export --lock-arg 0x555b11e2bc7b73501d541b15921aee631288aa90--extended-privkey-path /home/<text:span text:style-name="T1">juzkiddin</text:span>/privkey.txt</text:p>
      <text:p text:style-name="Standard">address:</text:p>
      <text:p text:style-name="Standard"><text:s text:c="2"/>mainnet: ckb1qyq92kc3u278ku6sr42pk9vjrthxxy5g42gq0nweng</text:p>
      <text:p text:style-name="Standard"><text:s text:c="2"/>testnet: ckt1qyq92kc3u278ku6sr42pk9vjrthxxy5g42gqjksxl5</text:p>
      <text:p text:style-name="Standard">lock_arg: 0x555b11e2bc7b73501d541b15921aee631288aa90</text:p>
      <text:p text:style-name="Standard">lock_hash: 0xae0d6e837c419eeb379badbe61bdb522d6355965642fc6b44b03b20b309b83b3</text:p>
      <text:p text:style-name="P2">privatekey:0x87c9dc3d51330c1a2cc6a9c48f0bec0785d001c4aa45325ada726d045e564a1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1:15:12.449931239</meta:creation-date>
    <dc:date>2021-08-08T21:19:53.330759411</dc:date>
    <meta:editing-duration>PT4M52S</meta:editing-duration>
    <meta:editing-cycles>1</meta:editing-cycles>
    <meta:document-statistic meta:table-count="0" meta:image-count="0" meta:object-count="0" meta:page-count="1" meta:paragraph-count="7" meta:word-count="18" meta:character-count="455" meta:non-whitespace-character-count="442"/>
    <meta:generator>LibreOffice/6.4.7.2$Linux_X86_64 LibreOffice_project/40$Build-2</meta:generator>
  </office:meta>
</office:document-meta>
</file>